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traFieldUtils.parse( byte [ ] data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ExtraFieldUtils.register( Class 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xtraFieldUtils.mergeLocalFileDataData( ZipExtraField [ ] data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ExtraFieldUtils.createExtraField( ZipShort header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xtraFieldUtils.mergeCentralDirectoryData( ZipExtraField [ ] data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